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-Network </text:p>
          </table:table-cell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istor-Network </text:p>
          </table:table-cell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-Network </text:p>
          </table:table-cell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200_SMD-0805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100M_SMD-0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12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uF 50V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Am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OPA16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OIC-8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 Grunwald</meta:initial-creator>
    <meta:creation-date>2026-02-09T15:45:13.040065395</meta:creation-date>
    <dc:date>2026-02-09T17:08:08.654769910</dc:date>
    <dc:creator>Philipp Grunwald</dc:creator>
    <meta:editing-duration>PT1H7M39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